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81f" officeooo:paragraph-rsid="000f3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is only a test <text:s/>:-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45:00.433749293</meta:creation-date>
    <meta:generator>LibreOffice/6.4.5.2$Linux_X86_64 LibreOffice_project/40$Build-2</meta:generator>
    <dc:date>2021-01-06T11:51:22.063729785</dc:date>
    <meta:editing-duration>PT1M32S</meta:editing-duration>
    <meta:editing-cycles>2</meta:editing-cycles>
    <meta:document-statistic meta:table-count="0" meta:image-count="0" meta:object-count="0" meta:page-count="1" meta:paragraph-count="1" meta:word-count="6" meta:character-count="22" meta:non-whitespace-character-count="16"/>
  </office:meta>
</office:document-meta>
</file>